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="none" draw:textarea-horizontal-align="left" draw:textarea-vertical-align="top" draw:auto-grow-height="false" fo:min-height="2.132cm" fo:min-width="3.7cm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328cm" fo:min-width="5.215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7cm" fo:min-width="5.85cm" fo:wrap-option="wrap"/>
    </style:style>
    <style:style style:name="gr6" style:family="graphic" style:parent-style-name="standard">
      <style:graphic-properties draw:fill-color="#fcd4d1" draw:textarea-horizontal-align="left" draw:textarea-vertical-align="top" draw:auto-grow-height="false" fo:min-height="1.555cm" fo:min-width="11.319cm" fo:wrap-option="wrap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236cm" fo:min-width="3.744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236cm" fo:min-width="3.6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</style:style>
    <style:style style:name="P6" style:family="paragraph">
      <style:paragraph-properties fo:text-align="end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end"/>
      <style:text-properties fo:font-weight="bold" style:font-weight-asian="bold" style:font-weight-complex="bold"/>
    </style:style>
    <style:style style:name="P8" style:family="paragraph"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-color="#fcd4d1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onnector draw:style-name="gr1" draw:text-style-name="P1" xml:id="id5" draw:id="id5" draw:layer="layout" draw:type="line" svg:x1="4.05cm" svg:y1="3.1cm" svg:x2="7.1cm" svg:y2="5.837cm" draw:end-shape="id1" draw:end-glue-point="4" svg:d="M4050 3100l3050 2737" svg:viewBox="0 0 3051 2738">
          <text:p/>
        </draw:connector>
        <draw:custom-shape draw:style-name="gr2" draw:text-style-name="P3" xml:id="id1" draw:id="id1" draw:layer="layout" svg:width="8.4cm" svg:height="4.763cm" svg:x="2.9cm" svg:y="5.837cm">
          <text:p text:style-name="P2"><text:span text:style-name="T1">Liczba pętli &lt; 10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9.95cm" svg:y1="18.1cm" svg:x2="15.857cm" svg:y2="22.944cm" draw:start-shape="id2" draw:start-glue-point="6" draw:end-shape="id3" draw:end-glue-point="2" svg:d="M9950 18100v5389h5907v-545" svg:viewBox="0 0 5908 5390">
          <text:p text:style-name="P2"><text:span text:style-name="T1">TAK</text:span></text:p>
        </draw:connector>
        <draw:connector draw:style-name="gr3" draw:text-style-name="P5" draw:layer="layout" svg:x1="2.9cm" svg:y1="8.219cm" svg:x2="11.7cm" svg:y2="26.85cm" draw:start-shape="id1" draw:start-glue-point="5" draw:end-shape="id4" draw:end-glue-point="6" svg:d="M2900 8219h-501v18631h9301" svg:viewBox="0 0 9302 18632">
          <text:p text:style-name="P4"/>
          <text:p text:style-name="P4"><text:span text:style-name="T1">NIE</text:span></text:p>
        </draw:connector>
        <draw:custom-shape draw:style-name="gr4" draw:text-style-name="P3" xml:id="id3" draw:id="id3" draw:layer="layout" svg:width="5.715cm" svg:height="1.578cm" draw:transform="skewX (0.736878010192006) rotate (0.0153588974175501) translate (14.408cm 21.388cm)">
          <text:p text:style-name="P2"><text:span text:style-name="T1">drukuj 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-6.674cm" svg:x1="17.265cm" svg:y1="21.344cm" svg:x2="5.575cm" svg:y2="4.468cm" draw:start-shape="id3" draw:start-glue-point="0" draw:end-shape="id5" draw:end-glue-point="0" svg:d="M17265 21344v-14450h-11690v-2426" svg:viewBox="0 0 11691 16877">
          <text:p/>
        </draw:connector>
        <draw:custom-shape draw:style-name="gr5" draw:text-style-name="P3" xml:id="id2" draw:id="id2" draw:layer="layout" svg:width="12.7cm" svg:height="3.9cm" svg:x="3.6cm" svg:y="14.2cm">
          <text:p text:style-name="P2"><text:span text:style-name="T1">if n %2 == 0 </text:span></text:p>
          <text:p text:style-name="P2"><text:span text:style-name="T1">and n % 3 =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7.1cm" svg:y1="10.6cm" svg:x2="9.95cm" svg:y2="14.2cm" draw:start-shape="id1" draw:start-glue-point="6" draw:end-shape="id2" draw:end-glue-point="4" svg:d="M7100 10600l2850 3600" svg:viewBox="0 0 2851 3601">
          <text:p text:style-name="P2"><text:span text:style-name="T1">TAK</text:span></text:p>
        </draw:connector>
        <draw:connector draw:style-name="gr3" draw:text-style-name="P7" draw:layer="layout" svg:x1="16.3cm" svg:y1="16.15cm" svg:x2="7.1cm" svg:y2="5.837cm" draw:start-shape="id2" draw:start-glue-point="7" draw:end-shape="id1" draw:end-glue-point="4" svg:d="M16300 16150h502v-10815h-9702v502" svg:viewBox="0 0 9703 10816">
          <text:p text:style-name="P6"><text:span text:style-name="T1">NIE</text:span></text:p>
        </draw:connector>
        <draw:custom-shape draw:style-name="gr6" draw:text-style-name="P9" draw:layer="layout" svg:width="11.819cm" svg:height="1.805cm" svg:x="8.1cm" svg:y="1.1cm">
          <text:p text:style-name="P8"><text:span text:style-name="T2">Program wypisuje wszystkie liczby dwucyfrowe, <text:s/>parzyste, podzielne przez 3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6cm" svg:height="2.1cm" svg:x="1.2cm" svg:y="1.1cm">
          <text:p text:style-name="P10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xml:id="id4" draw:id="id4" draw:layer="layout" svg:width="5.9cm" svg:height="2.1cm" svg:x="11.7cm" svg:y="25.8cm">
          <text:p text:style-name="P10"><text:span text:style-name="T3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09-27T23:06:51.638811994</dc:date>
    <meta:editing-duration>PT30M22S</meta:editing-duration>
    <meta:editing-cycles>8</meta:editing-cycles>
    <meta:generator>LibreOffice/6.0.6.2$Linux_X86_64 LibreOffice_project/00m0$Build-2</meta:generator>
    <meta:document-statistic meta:object-count="12"/>
  </office:meta>
</office:document-meta>
</file>